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3167000045DEF0F8F7A7DC275E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02cm" table:align="margins" fo:background-color="transparent">
        <style:background-image/>
      </style:table-properties>
    </style:style>
    <style:style style:name="Table1.A" style:family="table-column">
      <style:table-column-properties style:column-width="2.385cm" style:rel-column-width="9357*"/>
    </style:style>
    <style:style style:name="Table1.B" style:family="table-column">
      <style:table-column-properties style:column-width="10.954cm" style:rel-column-width="42979*"/>
    </style:style>
    <style:style style:name="Table1.C" style:family="table-column">
      <style:table-column-properties style:column-width="3.364cm" style:rel-column-width="1319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7c87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37c871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fo:language="de" fo:country="DE" officeooo:rsid="00198ea2" officeooo:paragraph-rsid="00198ea2" style:font-size-asian="12pt" style:font-size-complex="12pt"/>
    </style:style>
    <style:style style:name="P2" style:family="paragraph" style:parent-style-name="Table_20_Contents">
      <style:text-properties style:font-name="Arial1" fo:font-size="12pt" officeooo:rsid="001b6fe7" officeooo:paragraph-rsid="001b6fe7" style:font-size-asian="12pt" style:font-size-complex="12pt"/>
    </style:style>
    <style:style style:name="P3" style:family="paragraph" style:parent-style-name="Table_20_Contents">
      <style:text-properties style:font-name="Arial1" fo:font-size="12pt" officeooo:rsid="001d3a60" officeooo:paragraph-rsid="001d3a60" style:font-size-asian="12pt" style:font-size-complex="12pt"/>
    </style:style>
    <style:style style:name="P4" style:family="paragraph" style:parent-style-name="Standard">
      <style:text-properties fo:color="#000000" loext:opacity="100%" style:font-name="Arial1" fo:font-size="10pt" fo:language="de" fo:country="DE" fo:font-style="normal" officeooo:rsid="00198ea2" officeooo:paragraph-rsid="00198ea2" style:font-size-asian="10pt" style:font-style-asian="normal" style:font-size-complex="10pt" style:font-style-complex="normal"/>
    </style:style>
    <style:style style:name="P5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text-properties style:font-name="Arial" fo:font-size="12pt" officeooo:paragraph-rsid="001f741d" style:font-size-asian="12pt" style:font-name-complex="Arial2" style:font-size-complex="12pt"/>
    </style:style>
    <style:style style:name="P7" style:family="paragraph" style:parent-style-name="Standard">
      <style:text-properties style:font-name="Arial" fo:font-size="12pt" officeooo:paragraph-rsid="0024f20e" style:font-size-asian="12pt" style:font-name-complex="Arial2" style:font-size-complex="12pt"/>
    </style:style>
    <style:style style:name="P8" style:family="paragraph" style:parent-style-name="Table_20_Contents">
      <style:text-properties style:font-name="Arial1" fo:font-size="12pt" officeooo:rsid="001f741d" officeooo:paragraph-rsid="001f741d" style:font-size-asian="12pt" style:font-size-complex="12pt"/>
    </style:style>
    <style:style style:name="P9" style:family="paragraph" style:parent-style-name="Table_20_Contents" style:list-style-name="L1">
      <style:text-properties style:font-name="Arial1" fo:font-size="12pt" officeooo:rsid="001f741d" officeooo:paragraph-rsid="001f741d" style:font-size-asian="12pt" style:font-size-complex="12pt"/>
    </style:style>
    <style:style style:name="P10" style:family="paragraph" style:parent-style-name="Table_20_Contents" style:list-style-name="L2">
      <style:text-properties style:font-name="Arial1" fo:font-size="12pt" officeooo:rsid="001fb2ab" officeooo:paragraph-rsid="001fb2ab" style:font-size-asian="12pt" style:font-size-complex="12pt"/>
    </style:style>
    <style:style style:name="P11" style:family="paragraph" style:parent-style-name="Table_20_Contents">
      <style:text-properties style:font-name="Arial1" fo:font-size="12pt" officeooo:rsid="00217bf2" officeooo:paragraph-rsid="00217bf2" style:font-size-asian="12pt" style:font-size-complex="12pt"/>
    </style:style>
    <style:style style:name="P12" style:family="paragraph" style:parent-style-name="Table_20_Contents" style:list-style-name="L3">
      <style:text-properties style:font-name="Arial1" fo:font-size="12pt" officeooo:rsid="00217bf2" officeooo:paragraph-rsid="00217bf2" style:font-size-asian="12pt" style:font-size-complex="12pt"/>
    </style:style>
    <style:style style:name="P13" style:family="paragraph" style:parent-style-name="Table_20_Contents">
      <style:text-properties style:font-name="Arial1" fo:font-size="12pt" officeooo:rsid="00217bf2" officeooo:paragraph-rsid="0022045e" style:font-size-asian="12pt" style:font-size-complex="12pt"/>
    </style:style>
    <style:style style:name="P14" style:family="paragraph" style:parent-style-name="Table_20_Contents">
      <style:text-properties style:font-name="Arial1" fo:font-size="12pt" officeooo:rsid="0022045e" officeooo:paragraph-rsid="0022045e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style:font-name="Arial1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style:font-name="Arial1" fo:font-size="18pt" style:font-size-asian="18pt" style:font-size-complex="18pt"/>
    </style:style>
    <style:style style:name="T1" style:family="text">
      <style:text-properties officeooo:rsid="0019e574"/>
    </style:style>
    <style:style style:name="T2" style:family="text">
      <style:text-properties officeooo:rsid="001c1f74"/>
    </style:style>
    <style:style style:name="T3" style:family="text">
      <style:text-properties officeooo:rsid="001d3a60"/>
    </style:style>
    <style:style style:name="T4" style:family="text">
      <style:text-properties officeooo:rsid="001d7336"/>
    </style:style>
    <style:style style:name="T5" style:family="text">
      <style:text-properties officeooo:rsid="001f741d"/>
    </style:style>
    <style:style style:name="T6" style:family="text">
      <style:text-properties officeooo:rsid="00217bf2"/>
    </style:style>
    <style:style style:name="T7" style:family="text">
      <style:text-properties officeooo:rsid="0022045e"/>
    </style:style>
    <style:style style:name="T8" style:family="text">
      <style:text-properties officeooo:rsid="0022f888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style:font-name="Arial1" fo:font-size="18pt" style:font-size-asian="18pt" style:font-size-complex="18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2" draw:text-style-name="P16" svg:width="13.625cm" svg:height="2.426cm" svg:x="-1.242cm" svg:y="-3.694cm"><draw:text-box><text:p><text:span text:style-name="T10">Engineer-Trio</text:span></text:p><text:p><text:span text:style-name="T10">Protokoll</text:span></text:p><text:p><text:span text:style-name="T10">Besprechung</text:span></text:p></draw:text-box></draw:frame>Datum: <text:span text:style-name="T5">18</text:span><text:span text:style-name="T3">.0</text:span><text:span text:style-name="T5">5</text:span><text:span text:style-name="T3">.2022</text:span></text:p>
      <text:p text:style-name="P1">Uhrzeit: <text:span text:style-name="T5">11:30 – </text:span><text:span text:style-name="T6">12:00</text:span></text:p>
      <text:p text:style-name="P1">Protokoll<text:span text:style-name="T1">ant</text:span>: <text:span text:style-name="T2">Taylan Özdabak</text:span></text:p>
      <text:p text:style-name="P1"/>
      <text:p text:style-name="P1">Teilnehmende:</text:p>
      <text:p text:style-name="P4">Daniel Drescher (Scrum Master), Taylan Özdabak (Teammitglied), Serhat Güler (Teammitglied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Uhrzeit</text:p>
          </table:table-cell>
          <table:table-cell table:style-name="Table1.A1" office:value-type="string">
            <text:p text:style-name="P2">Thema</text:p>
          </table:table-cell>
          <table:table-cell table:style-name="Table1.C1" office:value-type="string">
            <text:p text:style-name="P2">Beteiligte</text:p>
          </table:table-cell>
        </table:table-row>
        <table:table-row table:style-name="TableLine2274424290144">
          <table:table-cell table:style-name="Table1.A3" office:value-type="string">
            <text:p text:style-name="P8">11:30</text:p>
          </table:table-cell>
          <table:table-cell table:style-name="Table1.B3" office:value-type="string">
            <text:p text:style-name="P8">Verbessertes Datenbankmodell präsentiert</text:p>
            <text:p text:style-name="P8"/>
            <text:list xml:id="list1813026429" text:style-name="L1">
              <text:list-item>
                <text:p text:style-name="P9">finished lesson verbessert</text:p>
              </text:list-item>
              <text:list-item>
                <text:p text:style-name="P9">next_lesson_id hinzugefügt</text:p>
              </text:list-item>
            </text:list>
          </table:table-cell>
          <table:table-cell table:style-name="Table1.C2" office:value-type="string">
            <text:p text:style-name="P5">T.Ö, S.G, <text:span text:style-name="T4">D.D</text:span></text:p>
          </table:table-cell>
        </table:table-row>
        <table:table-row table:style-name="TableLine2274424294176">
          <table:table-cell table:style-name="Table1.A3" office:value-type="string">
            <text:p text:style-name="P8">11:35</text:p>
          </table:table-cell>
          <table:table-cell table:style-name="Table1.B3" office:value-type="string">
            <text:p text:style-name="P8">Back-End Fortschritt:</text:p>
            <text:p text:style-name="P8"/>
            <text:list xml:id="list1283234376" text:style-name="L2">
              <text:list-item>
                <text:p text:style-name="P10">Registrierungsfortschritt ist verloren gegangen</text:p>
              </text:list-item>
              <text:list-item>
                <text:p text:style-name="P10">Serverkommunikation (Kursabruf) funktioniert</text:p>
              </text:list-item>
            </text:list>
          </table:table-cell>
          <table:table-cell table:style-name="Table1.C3" office:value-type="string">
            <text:p text:style-name="P6">T.Ö, S.G, <text:span text:style-name="T4">D.D</text:span></text:p>
          </table:table-cell>
        </table:table-row>
        <table:table-row table:style-name="TableLine2274424289280">
          <table:table-cell table:style-name="Table1.A4" office:value-type="string">
            <text:p text:style-name="P11">1<text:span text:style-name="T7">1:50</text:span></text:p>
          </table:table-cell>
          <table:table-cell table:style-name="Table1.B4" office:value-type="string">
            <text:p text:style-name="P11">Bis 30.5.<text:span text:style-name="T7">22</text:span> (15:45)</text:p>
            <text:p text:style-name="P11"/>
            <text:list xml:id="list561720554" text:style-name="L3">
              <text:list-item>
                <text:p text:style-name="P12">SR2</text:p>
              </text:list-item>
              <text:list-item>
                <text:p text:style-name="P12">Entscheidung über weiteren Projektverlauf</text:p>
              </text:list-item>
            </text:list>
          </table:table-cell>
          <table:table-cell table:style-name="Table1.C4" office:value-type="string">
            <text:p text:style-name="P6">T.Ö, S.G, <text:span text:style-name="T4">D.D</text:span></text:p>
          </table:table-cell>
        </table:table-row>
        <table:table-row table:style-name="TableLine2274424289280">
          <table:table-cell table:style-name="Table1.A5" office:value-type="string">
            <text:p text:style-name="P13"><text:span text:style-name="T7">12:00</text:span></text:p>
          </table:table-cell>
          <table:table-cell table:style-name="Table1.B5" office:value-type="string">
            <text:p text:style-name="P14">Nächstes Treffen:</text:p>
            <text:p text:style-name="P14"/>
            <text:p text:style-name="P14">30.05.22 <text:span text:style-name="T8">(15:45)</text:span></text:p>
          </table:table-cell>
          <table:table-cell table:style-name="Table1.C5" office:value-type="string">
            <text:p text:style-name="P7">T.Ö, S.G, <text:span text:style-name="T4">D.D</text:span></text:p>
          </table:table-cell>
        </table:table-row>
      </table:table>
      <text:p text:style-name="P4"><draw:frame text:anchor-type="paragraph" draw:z-index="1" draw:name="Text Frame 2" draw:style-name="gr1" draw:text-style-name="P15" svg:width="3.379cm" svg:height="1.255cm" svg:x="14.6cm" svg:y="12.39cm"><draw:text-box><text:p><text:span text:style-name="T9">Seite 1 von 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" svg:font-family="'Franklin Gothic Book'" style:font-family-generic="roman" style:font-pitch="variable"/>
    <style:font-face style:name="HGGothicE" svg:font-family="HGGothicE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Protokoll" xlink:href="Pictures/1000000100003167000045DEF0F8F7A7DC275EF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12cm" style:contextual-spacing="false" fo:line-height="110%" fo:text-align="start" style:justify-single-word="false" fo:orphans="2" fo:widows="2" style:vertical-align="auto"/>
      <style:text-properties fo:color="#0d0d0d" loext:opacity="100%" style:font-name="Franklin Gothic Book" fo:font-family="'Franklin Gothic Book'" style:font-family-generic="roman" style:font-pitch="variable" fo:font-size="11pt" fo:language="de" fo:country="DE" style:font-name-asian="HGGothicE" style:font-family-asian="HGGothicE" style:font-family-generic-asian="system" style:font-pitch-asian="variable" style:font-size-asian="11pt" style:language-asian="ja" style:country-asian="JP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entabelle_20_6_20_farbig1" style:display-name="Listentabelle 6 farbig1" style:family="paragraph" style:parent-style-name="Normal_20_Table">
      <style:paragraph-properties fo:margin-top="0.176cm" fo:margin-bottom="0.176cm" style:contextual-spacing="false" fo:line-height="100%"/>
      <style:text-properties fo:color="#000000" loext:opacity="100%" style:font-size-complex="11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4.318cm" fo:margin-bottom="2cm" fo:margin-left="2cm" fo:margin-right="2cm" fo:border="none" fo:padding="0.15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rotokoll" draw:fill-image-width="100%" draw:fill-image-height="100%" style:repeat="no-repeat" draw:fill-image-ref-point="center" style:footnote-max-height="0cm" loext:margin-gutter="0cm">
        <style:background-image xlink:href="Pictures/1000000100003167000045DEF0F8F7A7DC275EF1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tokoll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4T17:37:31.715887982</meta:creation-date>
    <dc:date>2022-05-18T12:06:05.186000000</dc:date>
    <meta:editing-duration>PT12M43S</meta:editing-duration>
    <meta:editing-cycles>8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27" meta:word-count="73" meta:character-count="570" meta:non-whitespace-character-count="529"/>
  </office:meta>
</office:document-meta>
</file>